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d6347" officeooo:paragraph-rsid="001d6347"/>
    </style:style>
    <style:style style:name="P2" style:family="paragraph" style:parent-style-name="Standard">
      <style:text-properties officeooo:rsid="001d6347" officeooo:paragraph-rsid="0027b16a"/>
    </style:style>
    <style:style style:name="P3" style:family="paragraph" style:parent-style-name="Standard">
      <style:text-properties officeooo:rsid="001d6347" officeooo:paragraph-rsid="00289f5c"/>
    </style:style>
    <style:style style:name="P4" style:family="paragraph" style:parent-style-name="Standard">
      <style:text-properties officeooo:rsid="001d6347" officeooo:paragraph-rsid="0029f507"/>
    </style:style>
    <style:style style:name="P5" style:family="paragraph" style:parent-style-name="Standard">
      <style:text-properties officeooo:rsid="001d6347" officeooo:paragraph-rsid="00350283"/>
    </style:style>
    <style:style style:name="P6" style:family="paragraph" style:parent-style-name="Standard">
      <style:text-properties officeooo:rsid="001dbbe1" officeooo:paragraph-rsid="001dbbe1"/>
    </style:style>
    <style:style style:name="P7" style:family="paragraph" style:parent-style-name="Standard">
      <style:text-properties officeooo:rsid="001dfa5a" officeooo:paragraph-rsid="00290f3d"/>
    </style:style>
    <style:style style:name="P8" style:family="paragraph" style:parent-style-name="Standard">
      <style:text-properties officeooo:rsid="001f4692" officeooo:paragraph-rsid="001f4692"/>
    </style:style>
    <style:style style:name="P9" style:family="paragraph" style:parent-style-name="Standard">
      <style:text-properties officeooo:rsid="001f4692" officeooo:paragraph-rsid="002291c7"/>
    </style:style>
    <style:style style:name="P10" style:family="paragraph" style:parent-style-name="Standard">
      <style:text-properties officeooo:rsid="001f4692" officeooo:paragraph-rsid="0027b16a"/>
    </style:style>
    <style:style style:name="P11" style:family="paragraph" style:parent-style-name="Standard">
      <style:text-properties officeooo:rsid="001f4692" officeooo:paragraph-rsid="003148f9"/>
    </style:style>
    <style:style style:name="P12" style:family="paragraph" style:parent-style-name="Standard">
      <style:text-properties officeooo:paragraph-rsid="002291c7"/>
    </style:style>
    <style:style style:name="P13" style:family="paragraph" style:parent-style-name="Standard">
      <style:text-properties officeooo:rsid="00261228" officeooo:paragraph-rsid="00261228"/>
    </style:style>
    <style:style style:name="P14" style:family="paragraph" style:parent-style-name="Standard">
      <style:text-properties officeooo:rsid="00261228" officeooo:paragraph-rsid="00289f5c"/>
    </style:style>
    <style:style style:name="P15" style:family="paragraph" style:parent-style-name="Standard">
      <style:text-properties officeooo:paragraph-rsid="0027b16a"/>
    </style:style>
    <style:style style:name="P16" style:family="paragraph" style:parent-style-name="Standard">
      <style:text-properties officeooo:rsid="0029f507" officeooo:paragraph-rsid="0029f507"/>
    </style:style>
    <style:style style:name="P17" style:family="paragraph" style:parent-style-name="Standard">
      <style:text-properties officeooo:rsid="002ab817" officeooo:paragraph-rsid="002b3955"/>
    </style:style>
    <style:style style:name="P18" style:family="paragraph" style:parent-style-name="Standard">
      <style:text-properties officeooo:rsid="002ab817" officeooo:paragraph-rsid="002d32a8"/>
    </style:style>
    <style:style style:name="P19" style:family="paragraph" style:parent-style-name="Standard">
      <style:text-properties officeooo:paragraph-rsid="002ab817"/>
    </style:style>
    <style:style style:name="P20" style:family="paragraph" style:parent-style-name="Standard">
      <style:text-properties officeooo:rsid="002b3955" officeooo:paragraph-rsid="002d32a8"/>
    </style:style>
    <style:style style:name="P21" style:family="paragraph" style:parent-style-name="Standard">
      <style:text-properties officeooo:rsid="002d32a8" officeooo:paragraph-rsid="002d32a8"/>
    </style:style>
    <style:style style:name="P22" style:family="paragraph" style:parent-style-name="Standard">
      <style:text-properties officeooo:rsid="002e2ce3" officeooo:paragraph-rsid="002e2ce3"/>
    </style:style>
    <style:style style:name="P23" style:family="paragraph" style:parent-style-name="Standard">
      <style:text-properties officeooo:rsid="00350283" officeooo:paragraph-rsid="00350283"/>
    </style:style>
    <style:style style:name="P24" style:family="paragraph" style:parent-style-name="Standard">
      <style:text-properties officeooo:rsid="00290f3d" officeooo:paragraph-rsid="00290f3d"/>
    </style:style>
    <style:style style:name="P25" style:family="paragraph" style:parent-style-name="Standard">
      <style:text-properties officeooo:rsid="00240514" officeooo:paragraph-rsid="0029f507"/>
    </style:style>
    <style:style style:name="P26" style:family="paragraph" style:parent-style-name="Standard">
      <style:text-properties officeooo:rsid="0037d678" officeooo:paragraph-rsid="0037d678"/>
    </style:style>
    <style:style style:name="P27" style:family="paragraph" style:parent-style-name="Standard">
      <style:text-properties officeooo:rsid="003b4943" officeooo:paragraph-rsid="003b4943"/>
    </style:style>
    <style:style style:name="P28" style:family="paragraph" style:parent-style-name="Standard">
      <style:text-properties officeooo:rsid="003cd3af" officeooo:paragraph-rsid="003cd3af"/>
    </style:style>
    <style:style style:name="P29" style:family="paragraph" style:parent-style-name="Standard">
      <style:text-properties style:font-name="Liberation Mono" officeooo:rsid="003cd3af" officeooo:paragraph-rsid="003cd3af"/>
    </style:style>
    <style:style style:name="P30" style:family="paragraph" style:parent-style-name="Standard">
      <style:text-properties style:font-name="Liberation Serif" officeooo:rsid="003cd3af" officeooo:paragraph-rsid="003cd3af"/>
    </style:style>
    <style:style style:name="P31" style:family="paragraph" style:parent-style-name="Standard">
      <style:text-properties style:font-name="Liberation Serif" officeooo:rsid="003e6bc3" officeooo:paragraph-rsid="003e6bc3"/>
    </style:style>
    <style:style style:name="P32" style:family="paragraph" style:parent-style-name="Standard">
      <style:paragraph-properties fo:break-before="page"/>
    </style:style>
    <style:style style:name="P33" style:family="paragraph" style:parent-style-name="Preformatted_20_Text">
      <style:paragraph-properties fo:margin-left="0cm" fo:margin-right="0cm" fo:margin-top="0cm" fo:margin-bottom="0cm" loext:contextual-spacing="false" fo:text-indent="0cm" style:auto-text-indent="false" fo:padding="0cm" fo:border="none"/>
    </style:style>
    <style:style style:name="P34" style:family="paragraph" style:parent-style-name="Standard">
      <style:paragraph-properties fo:margin-left="0.741cm" fo:margin-right="0cm" fo:text-indent="0cm" style:auto-text-indent="false"/>
      <style:text-properties style:font-name="Liberation Mono" officeooo:rsid="003cd3af" officeooo:paragraph-rsid="003cd3af"/>
    </style:style>
    <style:style style:name="P35" style:family="paragraph" style:parent-style-name="Standard">
      <style:paragraph-properties fo:margin-left="1.482cm" fo:margin-right="0cm" fo:text-indent="0cm" style:auto-text-indent="false"/>
      <style:text-properties style:font-name="Liberation Mono" officeooo:rsid="003cd3af" officeooo:paragraph-rsid="003cd3af"/>
    </style:style>
    <style:style style:name="P36" style:family="paragraph" style:parent-style-name="Standard">
      <style:text-properties officeooo:rsid="003148f9" officeooo:paragraph-rsid="00410443"/>
    </style:style>
    <style:style style:name="P37" style:family="paragraph" style:parent-style-name="Standard">
      <style:text-properties style:font-name="Liberation Serif" officeooo:rsid="003e6bc3" officeooo:paragraph-rsid="0041f800"/>
    </style:style>
    <style:style style:name="P38" style:family="paragraph" style:parent-style-name="Standard">
      <style:text-properties officeooo:paragraph-rsid="00421655" fo:background-color="#c2e0ae"/>
    </style:style>
    <style:style style:name="P39" style:family="paragraph" style:parent-style-name="Standard">
      <style:text-properties officeooo:rsid="0042c913" officeooo:paragraph-rsid="00261228"/>
    </style:style>
    <style:style style:name="P40" style:family="paragraph" style:parent-style-name="Standard">
      <style:paragraph-properties fo:margin-left="0.741cm" fo:margin-right="0cm" fo:text-indent="0cm" style:auto-text-indent="false"/>
      <style:text-properties officeooo:rsid="00421655" officeooo:paragraph-rsid="00421655" fo:background-color="#c2e0ae"/>
    </style:style>
    <style:style style:name="P41" style:family="paragraph" style:parent-style-name="Standard">
      <style:paragraph-properties fo:margin-left="0.741cm" fo:margin-right="0cm" fo:text-indent="0cm" style:auto-text-indent="false"/>
      <style:text-properties officeooo:paragraph-rsid="00421655" fo:background-color="#c2e0ae"/>
    </style:style>
    <style:style style:name="P42" style:family="paragraph">
      <style:paragraph-properties fo:text-align="center"/>
    </style:style>
    <style:style style:name="P43" style:family="paragraph">
      <loext:graphic-properties draw:fill="none" draw:fill-color="#ffffff"/>
      <style:paragraph-properties fo:text-align="center"/>
    </style:style>
    <style:style style:name="P44" style:family="paragraph">
      <loext:graphic-properties draw:fill="none" draw:fill-color="#ffffff"/>
    </style:style>
    <style:style style:name="T1" style:family="text">
      <style:text-properties officeooo:rsid="001dbbe1"/>
    </style:style>
    <style:style style:name="T2" style:family="text">
      <style:text-properties officeooo:rsid="001e01ea"/>
    </style:style>
    <style:style style:name="T3" style:family="text">
      <style:text-properties officeooo:rsid="001f4692"/>
    </style:style>
    <style:style style:name="T4" style:family="text">
      <style:text-properties officeooo:rsid="0027b16a"/>
    </style:style>
    <style:style style:name="T5" style:family="text">
      <style:text-properties officeooo:rsid="00289f5c"/>
    </style:style>
    <style:style style:name="T6" style:family="text">
      <style:text-properties officeooo:rsid="00290f3d"/>
    </style:style>
    <style:style style:name="T7" style:family="text">
      <style:text-properties officeooo:rsid="0029f507"/>
    </style:style>
    <style:style style:name="T8" style:family="text">
      <style:text-properties officeooo:rsid="002ab817"/>
    </style:style>
    <style:style style:name="T9" style:family="text">
      <style:text-properties officeooo:rsid="002b3955"/>
    </style:style>
    <style:style style:name="T10" style:family="text">
      <style:text-properties officeooo:rsid="002d32a8"/>
    </style:style>
    <style:style style:name="T11" style:family="text">
      <style:text-properties officeooo:rsid="0031d1fc"/>
    </style:style>
    <style:style style:name="T12" style:family="text">
      <style:text-properties officeooo:rsid="003caefe"/>
    </style:style>
    <style:style style:name="T13" style:family="text">
      <style:text-properties officeooo:rsid="003f4642"/>
    </style:style>
    <style:style style:name="T14" style:family="text">
      <style:text-properties officeooo:rsid="0031d1fc" fo:background-color="#c2e0ae" loext:char-shading-value="0"/>
    </style:style>
    <style:style style:name="T15" style:family="text">
      <style:text-properties officeooo:rsid="00410443" fo:background-color="#c2e0ae" loext:char-shading-value="0"/>
    </style:style>
    <style:style style:name="T16" style:family="text">
      <style:text-properties fo:background-color="#c2e0ae" loext:char-shading-value="0"/>
    </style:style>
    <style:style style:name="T17" style:family="text">
      <style:text-properties officeooo:rsid="002fd97e" fo:background-color="#c2e0ae" loext:char-shading-value="0"/>
    </style:style>
    <style:style style:name="T18" style:family="text">
      <style:text-properties officeooo:rsid="00421655" fo:background-color="#c2e0ae" loext:char-shading-value="0"/>
    </style:style>
    <style:style style:name="T19" style:family="text">
      <style:text-properties officeooo:rsid="0042545c" fo:background-color="#c2e0ae" loext:char-shading-value="0"/>
    </style:style>
    <style:style style:name="T20" style:family="text">
      <style:text-properties officeooo:rsid="00421655"/>
    </style:style>
    <style:style style:name="T21" style:family="text">
      <style:text-properties fo:font-style="italic" style:font-style-asian="italic" style:font-style-complex="italic"/>
    </style:style>
    <style:style style:name="T22" style:family="text">
      <style:text-properties fo:font-style="italic" officeooo:rsid="00421655" style:font-style-asian="italic" style:font-style-complex="italic"/>
    </style:style>
    <style:style style:name="T23" style:family="text">
      <style:text-properties fo:font-style="italic" officeooo:rsid="0042545c" style:font-style-asian="italic" style:font-style-complex="italic"/>
    </style:style>
    <style:style style:name="T24" style:family="text">
      <style:text-properties fo:font-style="normal" officeooo:rsid="00421655" style:font-style-asian="normal" style:font-style-complex="normal"/>
    </style:style>
    <style:style style:name="T25" style:family="text">
      <style:text-properties officeooo:rsid="0042545c"/>
    </style:style>
    <style:style style:name="T26" style:family="text">
      <style:text-properties style:text-position="-33% 58%"/>
    </style:style>
    <style:style style:name="fr1" style:family="graphic" style:parent-style-name="Formula">
      <style:graphic-properties style:vertical-pos="from-top" style:horizontal-pos="from-left" style:horizontal-rel="paragraph-content" draw:ole-draw-aspect="1"/>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textarea-horizontal-align="justify" draw:textarea-vertical-align="middle" draw:auto-grow-height="false" fo:min-height="0.639cm" fo:min-width="0.639cm" style:run-through="foreground"/>
    </style:style>
    <style:style style:name="gr4" style:family="graphic">
      <style:graphic-properties draw:stroke="none" svg:stroke-color="#000000" draw:fill="none" draw:fill-color="#ffffff" fo:min-height="1.462cm" style:run-through="foreground"/>
    </style:style>
    <style:style style:name="gr5" style:family="graphic">
      <style:graphic-properties draw:stroke="none" svg:stroke-color="#000000" draw:fill="none" draw:fill-color="#ffffff" fo:min-height="0.688cm" style:run-through="foreground"/>
    </style:style>
    <style:style style:name="gr6" style:family="graphic">
      <style:graphic-properties draw:textarea-horizontal-align="center" draw:textarea-vertical-align="middle" style:run-through="foreground"/>
    </style:style>
    <style:style style:name="gr7" style:family="graphic">
      <style:graphic-properties draw:textarea-horizontal-align="justify" draw:textarea-vertical-align="middle" draw:auto-grow-height="false" fo:min-height="0.639cm" fo:min-width="0.654cm" style:run-through="foreground"/>
    </style:style>
    <style:style style:name="gr8" style:family="graphic">
      <style:graphic-properties draw:stroke="none" svg:stroke-color="#000000" draw:fill="none" draw:fill-color="#ffffff" fo:min-height="0.635cm" style:run-through="foreground"/>
    </style:style>
    <style:style style:name="gr9" style:family="graphic">
      <style:graphic-properties draw:stroke="none" svg:stroke-color="#000000" draw:fill="none" draw:fill-color="#ffffff" fo:min-height="1.164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Махаев Анатолий <text:s text:c="9"/>BDINRT</text:p>
      <text:p text:style-name="P33"/>
      <text:p text:style-name="Standard">B. Найти есть ли у формулы 3SAT решение, в котором хоть одна переменная истина и</text:p>
      <text:p text:style-name="Standard">хоть одна ложная.</text:p>
      <text:p text:style-name="Standard"/>
      <text:p text:style-name="P8">Покажем, что задача принадлежит классу NP.</text:p>
      <text:p text:style-name="P19"><text:span text:style-name="T8">Возьмём в качестве сертификата набор </text:span><text:span text:style-name="T8"><draw:frame draw:style-name="fr1" draw:name="Объект4" text:anchor-type="as-char" svg:y="-0.377cm" svg:width="3.965cm" svg:height="0.531cm" draw:z-index="6"><draw:object xlink:href="./Object 4" xlink:type="simple" xlink:show="embed" xlink:actuate="onLoad"/><draw:image xlink:href="./ObjectReplacements/Object 4" xlink:type="simple" xlink:show="embed" xlink:actuate="onLoad"/><svg:desc>формула</svg:desc></draw:frame></text:span><text:span text:style-name="T8">. Верификатор проверяет, что не все переменные равны друг другу и проверяет, что значение формулы при данных значениях переменных истинно. </text:span>Время работы верификатора и длина сертификата, очевидно, полиномиальны. </text:p>
      <text:p text:style-name="Standard"/>
      <text:p text:style-name="P4">Дока<text:span text:style-name="T3">жем</text:span>, что задача NP-сложная. </text:p>
      <text:p text:style-name="P4"><text:tab/>Допустим, мы умеем её решать. Тогда сведём решение 3SAT к решению данной задачи. Пусть есть <text:span text:style-name="T1">произвольное </text:span>3SAT выражение <text:span text:style-name="T1">с n переменными</text:span>:</text:p>
      <text:p text:style-name="P1"><draw:frame draw:style-name="fr1" draw:name="Объект1" text:anchor-type="as-char" svg:y="-0.386cm" svg:width="7.609cm" svg:height="0.564cm" draw:z-index="0"><draw:object xlink:href="./Object 1" xlink:type="simple" xlink:show="embed" xlink:actuate="onLoad"/><draw:image xlink:href="./ObjectReplacements/Object 1" xlink:type="simple" xlink:show="embed" xlink:actuate="onLoad"/><svg:desc>формула</svg:desc></draw:frame></text:p>
      <text:p text:style-name="P6">Добавим в него дизъюнкцию с таким выражением, содержащим две новые переменные:</text:p>
      <text:p text:style-name="P6"><draw:frame draw:style-name="fr1" draw:name="Объект2" text:anchor-type="as-char" svg:y="-0.386cm" svg:width="4.322cm" svg:height="0.564cm" draw:z-index="1"><draw:object xlink:href="./Object 2" xlink:type="simple" xlink:show="embed" xlink:actuate="onLoad"/><draw:image xlink:href="./ObjectReplacements/Object 2" xlink:type="simple" xlink:show="embed" xlink:actuate="onLoad"/></draw:frame></text:p>
      <text:p text:style-name="P6">Получим:</text:p>
      <text:p text:style-name="P6"><draw:frame draw:style-name="fr1" draw:name="Объект3" text:anchor-type="as-char" svg:y="-0.386cm" svg:width="12.058cm" svg:height="0.564cm" draw:z-index="2"><draw:object xlink:href="./Object 3" xlink:type="simple" xlink:show="embed" xlink:actuate="onLoad"/><draw:image xlink:href="./ObjectReplacements/Object 3" xlink:type="simple" xlink:show="embed" xlink:actuate="onLoad"/><svg:desc>формула</svg:desc></draw:frame></text:p>
      <text:p text:style-name="P7">Очевидно, что выражение в последних скобках всегда истинно, независимо от значения переменных в нём<text:span text:style-name="T2">, поэтому если у задачи 3SAT для такого выражения есть какое-то решение, то найдётся и решение, в котором не все значения переменных равны друг другу. А такую задачу мы умеем решать. Результат решения этой задачи легко сводится к результату задачи 3SAT над исходным выражением: выражение в последних скобках всегда истинно</text:span>, <text:span text:style-name="T3">следовательно </text:span>всё выражение <text:span text:style-name="T2">истинно тогда и только тогда, когда</text:span> истинно наше исходное выражение из n переменных. <text:span text:style-name="T6">Поэтому ответ на данную задачу будет равен ответу на задачу 3SAT. </text:span></text:p>
      <text:p text:style-name="P24"><text:tab/>Очевидно, что сведение задачи производится за константное время (один фиксированный множитель мы добавим к выражению любой длины за одинаковое время).</text:p>
      <text:p text:style-name="P8"><text:tab/>Таким образом, мы свели решение задачи 3SAT к решению данной, а про 3SAT известно, что она NP-сложная, следовательно данная задача тоже NP-сложная.</text:p>
      <text:p text:style-name="P8"/>
      <text:p text:style-name="P32">D. Задача о рюкзаке. Есть n предметов, вес i-го предмета равен wi . Нужно положить</text:p>
      <text:p text:style-name="Standard">некоторые предметы из них в рюкзак так, чтобы суммарный вес взятых предметов</text:p>
      <text:p text:style-name="Standard">был максимален, но не более S.</text:p>
      <text:p text:style-name="Standard"/>
      <text:p text:style-name="P38"><text:span text:style-name="T20">Поставленную задачу с помощью бинарного (или линейного) поиска по </text:span><text:span text:style-name="T24">новой</text:span><text:span text:style-name="T20"> переменной K можно свести к следующей задаче разрешимости: </text:span></text:p>
      <text:p text:style-name="P41">Задача о рюкзаке. Есть n предметов, вес i-го предмета равен wi . <text:span text:style-name="T20">Возможно ли положить</text:span></text:p>
      <text:p text:style-name="P41">некоторые предметы из них в рюкзак так, чтобы суммарный вес взятых предметов</text:p>
      <text:p text:style-name="P40">был не меньше K, но не более S.</text:p>
      <text:p text:style-name="Standard"/>
      <text:p text:style-name="P9">Покажем, что <text:span text:style-name="T22">новая</text:span><text:span text:style-name="T20"> </text:span>задача принадлежит классу NP.</text:p>
      <text:p text:style-name="P22">Возьмём в качестве сертификата подмножество предметов, которые в ходе решения были помещены в рюкзак. Размер этого подмножества не более, чем размер множества всех предметов. Верификатор проверяет, что:</text:p>
      <text:p text:style-name="P22">1) Суммарный вес взятых предметов не превышает S. За линейное время.</text:p>
      <text:p text:style-name="P22">2) <text:span text:style-name="T17">Проверить что взятый вес </text:span><text:span text:style-name="T18">не меньше, чем K. За линейное время.</text:span></text:p>
      <text:p text:style-name="P12"/>
      <text:p text:style-name="P4">Дока<text:span text:style-name="T3">жем</text:span>, что задача NP-сложная. </text:p>
      <text:p text:style-name="P25"><text:tab/>Допустим, мы умеем её решать. Сведём решение задачи о сумме подмножества к данной задаче. Пусть необходимо ответить, можно ли выбрать из множества W числа, сумма которых равна S. <text:span text:style-name="T16">Вместо этого </text:span><text:span text:style-name="T18">ответим, можно ли выбрать элементы wi из множества W так</text:span><text:span text:style-name="T16">, чтобы </text:span><text:span text:style-name="T18">их </text:span><text:span text:style-name="T16">сумма не превысила S, </text:span><text:span text:style-name="T18">но была не менее </text:span><text:span text:style-name="T19">K = S</text:span><text:span text:style-name="T16">. </text:span>Такую задачу мы умеем решать. <text:span text:style-name="T25">Ответ на неё будет равен ответу на </text:span><text:span text:style-name="T23">новую</text:span><text:span text:style-name="T25"> задачу</text:span>. </text:p>
      <text:p text:style-name="P16"><text:tab/>Очевидно, что сведение одной задачи к другой производится за константное время (сведение не требует преобразования входных данных, требуется сравнение только одного числа в ответе).</text:p>
      <text:p text:style-name="P13"><text:tab/>Таким образом, мы свели задачу о сумме подмножеств к <text:span text:style-name="T23">новой</text:span>, а про задачу о сумме подмножеств известно, что она NP-сложная, следовательно <text:span text:style-name="T23">новая</text:span> задача тоже NP-сложная.</text:p>
      <text:p text:style-name="P39"/>
      <text:p text:style-name="P32">I. Дан неориентированный граф G = (V, E), и число K. Проверить, что в графе есть</text:p>
      <text:p text:style-name="Standard">остовное дерево, у которого степень каждой вершины хотя бы K.</text:p>
      <text:p text:style-name="Standard"/>
      <text:p text:style-name="P11">Покажем, что задача принадлежит классу NP.</text:p>
      <text:p text:style-name="P36">Возьмём в качестве сертификата подграф исходного графа <draw:frame draw:style-name="fr1" draw:name="Объект6" text:anchor-type="as-char" svg:y="-0.386cm" svg:width="5.757cm" svg:height="0.508cm" draw:z-index="5"><draw:object xlink:href="./Object 6" xlink:type="simple" xlink:show="embed" xlink:actuate="onLoad"/><draw:image xlink:href="./ObjectReplacements/Object 6" xlink:type="simple" xlink:show="embed" xlink:actuate="onLoad"/></draw:frame>. Длина сертификата не превышает размер входных данных. <text:span text:style-name="T11">Верификатор должен убедиться, что в графе G’ <text:s/>нет циклов и убедиться, что степень вершины либо равна 1, либо не меньше K</text:span><text:span text:style-name="T14">, что все вершины исходного графа входят в ответ (G == G’ )</text:span><text:span text:style-name="T11">. Это можно сделать с помощью обхода в глубину за O(|V|+|E|).</text:span></text:p>
      <text:p text:style-name="Standard"/>
      <text:p text:style-name="P5">Дока<text:span text:style-name="T3">жем</text:span>, что задача NP-сложная. </text:p>
      <text:p text:style-name="P23">...</text:p>
      <text:p text:style-name="P32">N. Дано множество подмножеств Ci множества S и положительное число K. Можно</text:p>
      <text:p text:style-name="Standard">ли выбрать такое множество S’ ⊂ S, что |S’| &lt; K и при этом, для любого Ci ∶ S’ ∩</text:p>
      <text:p text:style-name="Standard">Ci ≠ ∅.</text:p>
      <text:p text:style-name="Standard"/>
      <text:p text:style-name="P10">Покажем, что задача принадлежит классу NP.</text:p>
      <text:p text:style-name="P18">Возьмём в качестве сертификата подмножество исходного множества <text:s/>S’ ⊂ S. <text:span text:style-name="T10">Длина сертификата не превышает |S|. </text:span>Верификатор проверяет, что:</text:p>
      <text:p text:style-name="P17"><text:span text:style-name="T9">1)</text:span> |S’| &lt; K <text:span text:style-name="T9">за время не более, чем линейное от мощности </text:span>S’ : <text:span text:style-name="T9">O(</text:span>|S’|<text:span text:style-name="T9">) (для стандартных структур данных за это время можно обойти контейнер поэлементно, если не сохранена информация о количестве элементов в нём). При этом мощность </text:span>|S’| <text:span text:style-name="T9">не может превышать мощности </text:span>|S|, <text:span text:style-name="T9">т. е. эта проверка выполняется за время O(</text:span>|S|<text:span text:style-name="T9">).</text:span></text:p>
      <text:p text:style-name="P20">2) для любого Ci ∶ S’ ∩ Ci ≠ ∅ за время <draw:frame draw:style-name="fr1" draw:name="Объект5" text:anchor-type="as-char" svg:y="-0.46cm" svg:width="9.763cm" svg:height="0.616cm" draw:z-index="4"><draw:object xlink:href="./Object 5" xlink:type="simple" xlink:show="embed" xlink:actuate="onLoad"/><draw:image xlink:href="./ObjectReplacements/Object 5" xlink:type="simple" xlink:show="embed" xlink:actuate="onLoad"/></draw:frame><text:span text:style-name="T10">(поэлементное сравнение элементов из S’ с элементами из </text:span>Ci <text:span text:style-name="T10">для всех i).</text:span></text:p>
      <text:p text:style-name="P21">Таким образом, верификатор работает за полиномиальное время от |S| и от |C|, а длина сертификата полиномиальна от |S|.</text:p>
      <text:p text:style-name="P15"/>
      <text:p text:style-name="P4">Дока<text:span text:style-name="T3">жем</text:span>, что задача NP-сложная. </text:p>
      <text:p text:style-name="P4"><text:span text:style-name="T4"><text:tab/>Допустим, мы умеем её решать. Сведём решение задачи о вершинном покрытии к данной задаче. Пусть есть неорграф (V, E) и число k. Существует ли вершинное покрытие мощностью не более k - 1? Пусть узлы графа — это элементы множества S, а множества Ci состоят из двух элементов и задают рёбра графа (если две вершины соединены ребром, то они составляют можество, количество рёбер равно количеству множеств Ci). Существует ли подмножество вершин S’ ⊂ S такое, что |S’| &lt; K и для любого Ci ∶ S’ ∩ </text:span>C i ≠ ∅ <text:span text:style-name="T5">(любое ребро Ci хотя бы одним концом входит в S’ )? А это в точности данная задача. Ответ на неё равен ответу на исходную задачу о вершинном покрытии.</text:span></text:p>
      <text:p text:style-name="P3"><text:tab/><text:span text:style-name="T7">Сведение задачи выполняется за линейное время O(|V| + |E|) - это время, необходимое, чтобы представить граф в терминах задачи, которая нам дана, на самом деле преобразований данных не производится (только перекладывание в памяти), поэтому при желании можно обойтись и константным временем, если работать с исходным представлением графа в памяти. Сведение ответа производится за константное время. </text:span></text:p>
      <text:p text:style-name="P14"><text:tab/>Таким образом, мы свели задачу о <text:span text:style-name="T5">вершинном покрытии</text:span> к данной, а про задачу о <text:span text:style-name="T5">вершинном покрытии известно</text:span>, что она NP-сложная, следовательно данная задача тоже NP-сложная.</text:p>
      <text:p text:style-name="P2"/>
      <text:p text:style-name="Standard"/>
      <text:p text:style-name="P32">R. Рассмотрим такой алгоритм построения максимальной клики: будем каждый раз</text:p>
      <text:p text:style-name="Standard">удалять из графа вершину минимальной степени, пока не получим полный граф.</text:p>
      <text:p text:style-name="Standard">Докажите или опровергните, что такой алгоритм дает решение, не более чем в X</text:p>
      <text:p text:style-name="Standard">раз отличающееся от оптимального.</text:p>
      <text:p text:style-name="Standard"/>
      <text:p text:style-name="P26">Приведём пример, показывающий, что данный алгоритм не является <text:span text:style-name="T12">X</text:span>-приближённым в общем случае. Рассмотрим граф:</text:p>
      <text:p text:style-name="P26"><draw:g text:anchor-type="paragraph" draw:z-index="3" draw:style-name="gr1"><draw:g draw:style-name="gr2"><draw:custom-shape draw:name="Фигура1" draw:style-name="gr3" draw:text-style-name="P42" svg:width="0.9cm" svg:height="0.9cm" svg:x="8.183cm" svg:y="0.576cm"><text:p text:style-name="P42">a<text:span text:style-name="T26">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Фигура1" draw:style-name="gr3" draw:text-style-name="P42" svg:width="0.9cm" svg:height="0.9cm" svg:x="8.183cm" svg:y="1.926cm"><text:p text:style-name="P42">a<text:span text:style-name="T26">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Фигура1" draw:style-name="gr3" draw:text-style-name="P42" svg:width="0.9cm" svg:height="0.9cm" svg:x="8.156cm" svg:y="3.249cm"><text:p text:style-name="P42">a<text:span text:style-name="T26">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Фигура1" draw:style-name="gr3" draw:text-style-name="P42" svg:width="0.9cm" svg:height="0.9cm" svg:x="8.156cm" svg:y="5.498cm"><text:p text:style-name="P42">a<text:span text:style-name="T26">n+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Фигура1" draw:style-name="gr3" draw:text-style-name="P42" svg:width="0.9cm" svg:height="0.9cm" svg:x="11.252cm" svg:y="0.55cm"><text:p text:style-name="P42">b<text:span text:style-name="T26">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Фигура1" draw:style-name="gr3" draw:text-style-name="P42" svg:width="0.9cm" svg:height="0.9cm" svg:x="11.252cm" svg:y="1.899cm"><text:p text:style-name="P42">b<text:span text:style-name="T26">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Фигура1" draw:style-name="gr3" draw:text-style-name="P42" svg:width="0.9cm" svg:height="0.9cm" svg:x="11.225cm" svg:y="3.222cm"><text:p text:style-name="P42">b<text:span text:style-name="T26">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Фигура1" draw:style-name="gr3" draw:text-style-name="P42" svg:width="0.9cm" svg:height="0.9cm" svg:x="11.225cm" svg:y="5.471cm"><text:p text:style-name="P42">b<text:span text:style-name="T26">n+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name="Фигура2" draw:style-name="gr4" draw:text-style-name="P43" svg:width="3.837cm" svg:height="1.463cm" svg:x="8.262cm" svg:y="6.9cm"><draw:text-box><text:p text:style-name="P42">Полный двудольный подграф с 2 * (n + 1) вершинами</text:p></draw:text-box></draw:frame><draw:frame draw:name="Фигура3" draw:style-name="gr5" draw:text-style-name="P43" svg:width="0.715cm" svg:height="0.689cm" svg:x="9.717cm" svg:y="4.545cm"><draw:text-box><text:p text:style-name="P42">...</text:p></draw:text-box></draw:frame><draw:line draw:name="Фигура4" draw:style-name="gr6" draw:text-style-name="P42" svg:x1="9.082cm" svg:y1="1.025cm" svg:x2="11.252cm" svg:y2="1.025cm"><text:p/></draw:line><draw:line draw:name="Фигура5" draw:style-name="gr6" draw:text-style-name="P42" svg:x1="11.252cm" svg:y1="2.374cm" svg:x2="9.082cm" svg:y2="1.025cm"><text:p/></draw:line><draw:line draw:name="Фигура6" draw:style-name="gr6" draw:text-style-name="P42" svg:x1="11.225cm" svg:y1="3.671cm" svg:x2="9.082cm" svg:y2="1.025cm"><text:p/></draw:line><draw:line draw:name="Фигура7" draw:style-name="gr6" draw:text-style-name="P42" svg:x1="11.226cm" svg:y1="5.948cm" svg:x2="9.056cm" svg:y2="5.974cm"><text:p/></draw:line><draw:line draw:name="Фигура8" draw:style-name="gr6" draw:text-style-name="P42" svg:x1="9.082cm" svg:y1="2.374cm" svg:x2="11.252cm" svg:y2="1.025cm"><text:p/></draw:line><draw:line draw:name="Фигура9" draw:style-name="gr6" draw:text-style-name="P42" svg:x1="11.226cm" svg:y1="5.947cm" svg:x2="10.432cm" svg:y2="5.233cm"><text:p/></draw:line><draw:line draw:name="Фигура10" draw:style-name="gr6" draw:text-style-name="P42" svg:x1="9.056cm" svg:y1="5.947cm" svg:x2="9.717cm" svg:y2="5.233cm"><text:p/></draw:line><draw:line draw:name="Фигура11" draw:style-name="gr6" draw:text-style-name="P42" svg:x1="9.082cm" svg:y1="1.025cm" svg:x2="9.876cm" svg:y2="4.544cm"><text:p/></draw:line><draw:line draw:name="Фигура12" draw:style-name="gr6" draw:text-style-name="P42" svg:x1="11.225cm" svg:y1="1.025cm" svg:x2="9.082cm" svg:y2="3.671cm"><text:p/></draw:line><draw:line draw:name="Фигура13" draw:style-name="gr6" draw:text-style-name="P42" svg:x1="10.432cm" svg:y1="4.544cm" svg:x2="11.226cm" svg:y2="1.025cm"><text:p/></draw:line><draw:line draw:name="Фигура14" draw:style-name="gr6" draw:text-style-name="P42" svg:x1="9.082cm" svg:y1="2.376cm" svg:x2="11.252cm" svg:y2="2.376cm"><text:p/></draw:line><draw:line draw:name="Фигура15" draw:style-name="gr6" draw:text-style-name="P42" svg:x1="11.225cm" svg:y1="3.672cm" svg:x2="9.082cm" svg:y2="2.376cm"><text:p/></draw:line><draw:line draw:name="Фигура16" draw:style-name="gr6" draw:text-style-name="P42" svg:x1="9.082cm" svg:y1="3.672cm" svg:x2="11.225cm" svg:y2="3.672cm"><text:p/></draw:line><draw:line draw:name="Фигура17" draw:style-name="gr6" draw:text-style-name="P42" svg:x1="11.226cm" svg:y1="2.376cm" svg:x2="9.056cm" svg:y2="3.672cm"><text:p/></draw:line><draw:line draw:name="Фигура18" draw:style-name="gr6" draw:text-style-name="P42" svg:x1="9.082cm" svg:y1="2.376cm" svg:x2="9.876cm" svg:y2="4.546cm"><text:p/></draw:line><draw:line draw:name="Фигура19" draw:style-name="gr6" draw:text-style-name="P42" svg:x1="11.226cm" svg:y1="2.376cm" svg:x2="10.432cm" svg:y2="4.546cm"><text:p/></draw:line><draw:line draw:name="Фигура20" draw:style-name="gr6" draw:text-style-name="P42" svg:x1="11.226cm" svg:y1="3.672cm" svg:x2="10.432cm" svg:y2="4.545cm"><text:p/></draw:line><draw:line draw:name="Фигура21" draw:style-name="gr6" draw:text-style-name="P42" svg:x1="9.082cm" svg:y1="3.672cm" svg:x2="9.876cm" svg:y2="4.545cm"><text:p/></draw:line></draw:g><draw:g draw:style-name="gr2"><draw:custom-shape draw:name="Фигура1" draw:style-name="gr7" draw:text-style-name="P42" svg:width="0.927cm" svg:height="0.9cm" svg:x="2.785cm" svg:y="1.952cm"><text:p text:style-name="P42">c<text:span text:style-name="T26">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Фигура1" draw:style-name="gr7" draw:text-style-name="P42" svg:width="0.927cm" svg:height="0.9cm" svg:x="4.531cm" svg:y="1.106cm"><text:p text:style-name="P42">c<text:span text:style-name="T26">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Фигура1" draw:style-name="gr7" draw:text-style-name="P42" svg:width="0.927cm" svg:height="0.9cm" svg:x="6.04cm" svg:y="2.402cm"><text:p text:style-name="P42">c<text:span text:style-name="T26">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Фигура1" draw:style-name="gr7" draw:text-style-name="P42" svg:width="0.927cm" svg:height="0.9cm" svg:x="5.246cm" svg:y="4.095cm"><text:p text:style-name="P42">c<text:span text:style-name="T26">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Фигура1" draw:style-name="gr7" draw:text-style-name="P42" svg:width="0.927cm" svg:height="0.9cm" svg:x="2.891cm" svg:y="3.831cm"><text:p text:style-name="P42">c<text:span text:style-name="T26">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name="Фигура2" draw:style-name="gr8" draw:text-style-name="P44" svg:width="0.768cm" svg:height="0.636cm" svg:x="4.187cm" svg:y="4.122cm"><draw:text-box><text:p text:style-name="P42">...</text:p></draw:text-box></draw:frame><draw:line draw:name="Фигура3" draw:style-name="gr6" draw:text-style-name="P42" svg:x1="3.579cm" svg:y1="2.164cm" svg:x2="4.532cm" svg:y2="1.635cm"><text:p/></draw:line><draw:line draw:name="Фигура4" draw:style-name="gr6" draw:text-style-name="P42" svg:x1="3.711cm" svg:y1="2.508cm" svg:x2="6.039cm" svg:y2="2.799cm"><text:p/></draw:line><draw:line draw:name="Фигура5" draw:style-name="gr6" draw:text-style-name="P42" svg:x1="3.711cm" svg:y1="2.667cm" svg:x2="5.431cm" svg:y2="4.228cm"><text:p/></draw:line><draw:line draw:name="Фигура6" draw:style-name="gr6" draw:text-style-name="P42" svg:x1="3.235cm" svg:y1="2.852cm" svg:x2="3.261cm" svg:y2="3.831cm"><text:p/></draw:line><draw:line draw:name="Фигура7" draw:style-name="gr6" draw:text-style-name="P42" svg:x1="5.457cm" svg:y1="1.82cm" svg:x2="6.224cm" svg:y2="2.534cm"><text:p/></draw:line><draw:line draw:name="Фигура8" draw:style-name="gr6" draw:text-style-name="P42" svg:x1="5.008cm" svg:y1="2.004cm" svg:x2="5.431cm" svg:y2="4.094cm"><text:p/></draw:line><draw:line draw:name="Фигура9" draw:style-name="gr6" draw:text-style-name="P42" svg:x1="4.796cm" svg:y1="2.004cm" svg:x2="3.579cm" svg:y2="3.83cm"><text:p/></draw:line><draw:line draw:name="Фигура10" draw:style-name="gr6" draw:text-style-name="P42" svg:x1="6.331cm" svg:y1="3.302cm" svg:x2="5.881cm" svg:y2="4.096cm"><text:p/></draw:line><draw:line draw:name="Фигура11" draw:style-name="gr6" draw:text-style-name="P42" svg:x1="6.039cm" svg:y1="3.011cm" svg:x2="3.711cm" svg:y2="3.964cm"><text:p/></draw:line><draw:line draw:name="Фигура12" draw:style-name="gr6" draw:text-style-name="P42" svg:x1="5.246cm" svg:y1="4.385cm" svg:x2="4.955cm" svg:y2="4.385cm"><text:p/></draw:line><draw:line draw:name="Фигура13" draw:style-name="gr6" draw:text-style-name="P42" svg:x1="3.817cm" svg:y1="4.228cm" svg:x2="4.187cm" svg:y2="4.36cm"><text:p/></draw:line><draw:line draw:name="Фигура14" draw:style-name="gr6" draw:text-style-name="P42" svg:x1="6.039cm" svg:y1="3.143cm" svg:x2="4.743cm" svg:y2="4.122cm"><text:p/></draw:line><draw:line draw:name="Фигура15" draw:style-name="gr6" draw:text-style-name="P42" svg:x1="3.447cm" svg:y1="2.852cm" svg:x2="4.347cm" svg:y2="4.122cm"><text:p/></draw:line><draw:line draw:name="Фигура16" draw:style-name="gr6" draw:text-style-name="P42" svg:x1="4.796cm" svg:y1="2.004cm" svg:x2="4.531cm" svg:y2="3.962cm"><text:p/></draw:line><draw:frame draw:name="Фигура17" draw:style-name="gr9" draw:text-style-name="P43" svg:width="4.419cm" svg:height="1.165cm" svg:x="2.547cm" svg:y="5.339cm"><draw:text-box><text:p text:style-name="P42">Полный подграф из n вершин</text:p></draw:text-box></draw:frame></draw:g></draw:g></text:p>
      <text:p text:style-name="P27"/>
      <text:p text:style-name="P27">Очевидно, что максимальную клику размера n в этом графе образует левый полный подграф. Но степень любой его вершины меньше, чем степень любой вершины правого полного двудольного подграфа. Поэтому наш алгоритм сначала удалит из графа все узлы левого подграфа, затем будет удалять узлы правого двудольного подграфа, пока не получит клику размера 2. Граф такого типа можно составить для любого сколь угодно большого размера максимальной клики (левого подграфа), при этом предложенный алгоритм всегда будет находить только клику размера 2. Другими словами, для любого X мы можем построить подобный граф, в котором n = (X+1) * 2, применить к нему предложенный алгоритм и получить решение, отличающееся от истинного в (X + 1) раз. Следовательно, алгоритм не является X-приближенным ни для какого фиксированного X.</text:p>
      <text:p text:style-name="P32">T. Предложить 1⁄2-приближенный алгоритм для решения следующей задачи. В</text:p>
      <text:p text:style-name="Standard">ориентированном графе G = (V, E) выбрать максимальное по мощности</text:p>
      <text:p text:style-name="Standard">множество ребер, такое, что полученный подграф не содержит циклов.</text:p>
      <text:p text:style-name="Standard"/>
      <text:p text:style-name="P28">Псевдокод:</text:p>
      <text:p text:style-name="P29">Для каждой вершины в графе:</text:p>
      <text:p text:style-name="P34">Если количество рёбер, входящих в вершину, меньше, чем количество рёбер, исходящих из вершины, то:</text:p>
      <text:p text:style-name="P35">Удаляем все входящие рёбра</text:p>
      <text:p text:style-name="P35">Все исходящие рёбра добавляем в ответ</text:p>
      <text:p text:style-name="P34">Иначе:</text:p>
      <text:p text:style-name="P35">Удаляем все исходящие рёбра</text:p>
      <text:p text:style-name="P35">Все входящие рёбра добавляем в ответ</text:p>
      <text:p text:style-name="P34">Удаляем вершину <text:span text:style-name="T13">и инцидентные ей рёбра</text:span> из дальнейшего рассмотрения</text:p>
      <text:p text:style-name="P29">Возвращаем ответ</text:p>
      <text:p text:style-name="P30"/>
      <text:p text:style-name="P30">Объяснение:</text:p>
      <text:p text:style-name="P31"><text:tab/>На каждой итерации (по вершинам), удаляя часть рёбер (все входящие или все исходящие) мы удаляем из графа все циклы, частью которых могла быть эта вершина, потому что после удаления рёбер в вершину либо нельзя придти, либо из неё нельзя выйти (она может быть только началом или концом пути, но не частью цикла). Оставшиеся рёбра попадают в ответ.</text:p>
      <text:p text:style-name="P37"><text:tab/><text:span text:style-name="T16">На каждой итерации мы </text:span><text:span text:style-name="T15">рассматриваем какое-то подмножество множества рёбер.</text:span><text:span text:style-name="T16"> </text:span><text:span text:style-name="T15">Меньшую часть из рассмотренных на каждой итерации рёбер мы </text:span><text:span text:style-name="T16">удаляем, </text:span><text:span text:style-name="T15">другую часть добавляем в ответ и убираем из дальнейшего рассмотрения.</text:span><text:span text:style-name="T16"> </text:span><text:span text:style-name="T15">Очевидно, что мы рассмотрим каждое ребро ровно один раз. Таким образом, предложенный способ рассмотрения поделил всё множество рёбер на непересекающиеся подмножества, из каждого подмножества будет удалено не более половины его элементов, поэтому в сумме будет удалено не более половины всех рёбер.</text:span><text:span text:style-name="T16"> </text:span>Т.е. количество рёбер в ответе не более, чем вдвое, меньше общего количества рёбер в цикле, а оно не меньше, чем количество рёбер в оптимальном решении. Следовательно, предложенный алгоритм 2-приближённый.</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ru" fo:country="RU"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2T21:11:08.962025870</meta:creation-date>
    <dc:date>2020-04-17T19:45:03.784588777</dc:date>
    <meta:editing-duration>PT8H19M16S</meta:editing-duration>
    <meta:editing-cycles>16</meta:editing-cycles>
    <meta:generator>LibreOffice/6.0.7.3$Linux_X86_64 LibreOffice_project/00m0$Build-3</meta:generator>
    <meta:document-statistic meta:table-count="0" meta:image-count="0" meta:object-count="6" meta:page-count="6" meta:paragraph-count="70" meta:word-count="1349" meta:character-count="8737" meta:non-whitespace-character-count="7423"/>
  </office:meta>
</office:document-meta>
</file>

<file path=Object 1/content.xml><?xml version="1.0" encoding="utf-8"?>
<math xmlns="http://www.w3.org/1998/Math/MathML" display="block">
  <semantics>
    <mrow>
      <mrow>
        <mo fence="true" stretchy="false">(</mo>
        <mrow>
          <mrow>
            <msub>
              <mi>x</mi>
              <mrow>
                <mi>i</mi>
                <mn>1</mn>
              </mrow>
            </msub>
            <mo stretchy="false">∨</mo>
            <mrow>
              <mo stretchy="false">¬</mo>
              <msub>
                <mi>x</mi>
                <mrow>
                  <mi>i</mi>
                  <mn>2</mn>
                </mrow>
              </msub>
            </mrow>
            <mo stretchy="false">∨</mo>
            <msub>
              <mi>x</mi>
              <mrow>
                <mi>i</mi>
                <mn>3</mn>
              </mrow>
            </msub>
          </mrow>
        </mrow>
        <mo fence="true" stretchy="false">)</mo>
      </mrow>
      <mo stretchy="false">∧</mo>
      <mn>...</mn>
      <mo stretchy="false">∧</mo>
      <mrow>
        <mo fence="true" stretchy="false">(</mo>
        <mrow>
          <mrow>
            <msub>
              <mi>x</mi>
              <mrow>
                <mi>i</mi>
                <mrow>
                  <mo fence="true" stretchy="false">(</mo>
                  <mrow>
                    <mrow>
                      <mi>n</mi>
                      <mo stretchy="false">−</mo>
                      <mn>2</mn>
                    </mrow>
                  </mrow>
                  <mo fence="true" stretchy="false">)</mo>
                </mrow>
              </mrow>
            </msub>
            <mo stretchy="false">∨</mo>
            <mrow>
              <mo stretchy="false">¬</mo>
              <msub>
                <mi>x</mi>
                <mrow>
                  <mi>i</mi>
                  <mrow>
                    <mo fence="true" stretchy="false">(</mo>
                    <mrow>
                      <mrow>
                        <mi>n</mi>
                        <mo stretchy="false">−</mo>
                        <mn>1</mn>
                      </mrow>
                    </mrow>
                    <mo fence="true" stretchy="false">)</mo>
                  </mrow>
                </mrow>
              </msub>
            </mrow>
            <mo stretchy="false">∨</mo>
            <msub>
              <mi>x</mi>
              <mrow>
                <mi>i</mi>
                <mi>n</mi>
              </mrow>
            </msub>
          </mrow>
        </mrow>
        <mo fence="true" stretchy="false">)</mo>
      </mrow>
    </mrow>
    <annotation encoding="StarMath 5.0">( x_i1 or neg x_i2  or x_i3 ) and ... and ( x_{i (n-2)} or neg x_{i (n-1)} or x_{i n} )</annotation>
  </semantics>
</math>
</file>

<file path=Object 2/content.xml><?xml version="1.0" encoding="utf-8"?>
<math xmlns="http://www.w3.org/1998/Math/MathML" display="block">
  <semantics>
    <mrow>
      <mo fence="true" stretchy="false">(</mo>
      <mrow>
        <mrow>
          <msub>
            <mi>x</mi>
            <mrow>
              <mi>i</mi>
              <mrow>
                <mo fence="true" stretchy="false">(</mo>
                <mrow>
                  <mrow>
                    <mi>n</mi>
                    <mo stretchy="false">+</mo>
                    <mn>1</mn>
                  </mrow>
                </mrow>
                <mo fence="true" stretchy="false">)</mo>
              </mrow>
            </mrow>
          </msub>
          <mo stretchy="false">∨</mo>
          <mrow>
            <mo stretchy="false">¬</mo>
            <msub>
              <mi>x</mi>
              <mrow>
                <mi>i</mi>
                <mrow>
                  <mo fence="true" stretchy="false">(</mo>
                  <mrow>
                    <mrow>
                      <mi>n</mi>
                      <mo stretchy="false">+</mo>
                      <mn>1</mn>
                    </mrow>
                  </mrow>
                  <mo fence="true" stretchy="false">)</mo>
                </mrow>
              </mrow>
            </msub>
          </mrow>
          <mo stretchy="false">∨</mo>
          <msub>
            <mi>x</mi>
            <mrow>
              <mi>i</mi>
              <mrow>
                <mo fence="true" stretchy="false">(</mo>
                <mrow>
                  <mrow>
                    <mi>n</mi>
                    <mo stretchy="false">+</mo>
                    <mn>2</mn>
                  </mrow>
                </mrow>
                <mo fence="true" stretchy="false">)</mo>
              </mrow>
            </mrow>
          </msub>
        </mrow>
      </mrow>
      <mo fence="true" stretchy="false">)</mo>
    </mrow>
    <annotation encoding="StarMath 5.0">( x_{i (n+1)} or neg x_{i (n+1)} or x_{i (n+2)})</annotation>
  </semantics>
</math>
</file>

<file path=Object 3/content.xml><?xml version="1.0" encoding="utf-8"?>
<math xmlns="http://www.w3.org/1998/Math/MathML" display="block">
  <semantics>
    <mrow>
      <mrow>
        <mo fence="true" stretchy="false">(</mo>
        <mrow>
          <mrow>
            <msub>
              <mi>x</mi>
              <mrow>
                <mi>i</mi>
                <mn>1</mn>
              </mrow>
            </msub>
            <mo stretchy="false">∨</mo>
            <mrow>
              <mo stretchy="false">¬</mo>
              <msub>
                <mi>x</mi>
                <mrow>
                  <mi>i</mi>
                  <mn>2</mn>
                </mrow>
              </msub>
            </mrow>
            <mo stretchy="false">∨</mo>
            <msub>
              <mi>x</mi>
              <mrow>
                <mi>i</mi>
                <mn>3</mn>
              </mrow>
            </msub>
          </mrow>
        </mrow>
        <mo fence="true" stretchy="false">)</mo>
      </mrow>
      <mo stretchy="false">∧</mo>
      <mn>...</mn>
      <mo stretchy="false">∧</mo>
      <mrow>
        <mo fence="true" stretchy="false">(</mo>
        <mrow>
          <mrow>
            <msub>
              <mi>x</mi>
              <mrow>
                <mi>i</mi>
                <mrow>
                  <mo fence="true" stretchy="false">(</mo>
                  <mrow>
                    <mrow>
                      <mi>n</mi>
                      <mo stretchy="false">−</mo>
                      <mn>2</mn>
                    </mrow>
                  </mrow>
                  <mo fence="true" stretchy="false">)</mo>
                </mrow>
              </mrow>
            </msub>
            <mo stretchy="false">∨</mo>
            <mrow>
              <mo stretchy="false">¬</mo>
              <msub>
                <mi>x</mi>
                <mrow>
                  <mi>i</mi>
                  <mrow>
                    <mo fence="true" stretchy="false">(</mo>
                    <mrow>
                      <mrow>
                        <mi>n</mi>
                        <mo stretchy="false">−</mo>
                        <mn>1</mn>
                      </mrow>
                    </mrow>
                    <mo fence="true" stretchy="false">)</mo>
                  </mrow>
                </mrow>
              </msub>
            </mrow>
            <mo stretchy="false">∨</mo>
            <msub>
              <mi>x</mi>
              <mrow>
                <mi>i</mi>
                <mi>n</mi>
              </mrow>
            </msub>
          </mrow>
        </mrow>
        <mo fence="true" stretchy="false">)</mo>
      </mrow>
      <mo stretchy="false">∧</mo>
      <mrow>
        <mo fence="true" stretchy="false">(</mo>
        <mrow>
          <mrow>
            <msub>
              <mi>x</mi>
              <mrow>
                <mi>i</mi>
                <mrow>
                  <mo fence="true" stretchy="false">(</mo>
                  <mrow>
                    <mrow>
                      <mi>n</mi>
                      <mo stretchy="false">+</mo>
                      <mn>1</mn>
                    </mrow>
                  </mrow>
                  <mo fence="true" stretchy="false">)</mo>
                </mrow>
              </mrow>
            </msub>
            <mo stretchy="false">∨</mo>
            <mrow>
              <mo stretchy="false">¬</mo>
              <msub>
                <mi>x</mi>
                <mrow>
                  <mi>i</mi>
                  <mrow>
                    <mo fence="true" stretchy="false">(</mo>
                    <mrow>
                      <mrow>
                        <mi>n</mi>
                        <mo stretchy="false">+</mo>
                        <mn>1</mn>
                      </mrow>
                    </mrow>
                    <mo fence="true" stretchy="false">)</mo>
                  </mrow>
                </mrow>
              </msub>
            </mrow>
            <mo stretchy="false">∨</mo>
            <msub>
              <mi>x</mi>
              <mrow>
                <mi>i</mi>
                <mrow>
                  <mo fence="true" stretchy="false">(</mo>
                  <mrow>
                    <mrow>
                      <mi>n</mi>
                      <mo stretchy="false">+</mo>
                      <mn>2</mn>
                    </mrow>
                  </mrow>
                  <mo fence="true" stretchy="false">)</mo>
                </mrow>
              </mrow>
            </msub>
          </mrow>
        </mrow>
        <mo fence="true" stretchy="false">)</mo>
      </mrow>
    </mrow>
    <annotation encoding="StarMath 5.0">( x_i1 or neg x_i2  or x_i3 ) and ... and ( x_{i (n-2)} or neg x_{i (n-1)} or x_{i n} ) and ( x_{i (n+1)} or neg x_{i (n+1)} or x_{i (n+2)})</annotation>
  </semantics>
</math>
</file>

<file path=Object 4/content.xml><?xml version="1.0" encoding="utf-8"?>
<math xmlns="http://www.w3.org/1998/Math/MathML" display="block">
  <semantics>
    <mrow>
      <msub>
        <mi>x</mi>
        <mn>1,</mn>
      </msub>
      <mn>...</mn>
      <mi>,</mi>
      <msub>
        <mi>x</mi>
        <mi>n</mi>
      </msub>
      <mi>,</mi>
      <mi mathvariant="italic">где</mi>
      <mrow>
        <msub>
          <mi>x</mi>
          <mi>i</mi>
        </msub>
        <mo stretchy="false">∈</mo>
        <mo stretchy="false">{</mo>
      </mrow>
      <mn>0,</mn>
      <mn>1</mn>
      <mo stretchy="false">}</mo>
    </mrow>
    <annotation encoding="StarMath 5.0">x_1, ..., x_n, где x_i in \{ 0, 1 \}</annotation>
  </semantics>
</math>
</file>

<file path=Object 5/content.xml><?xml version="1.0" encoding="utf-8"?>
<math xmlns="http://www.w3.org/1998/Math/MathML" display="block">
  <semantics>
    <mrow>
      <mi>O</mi>
      <mrow>
        <mrow>
          <mo fence="true" stretchy="false">(</mo>
          <mrow>
            <mrow>
              <mrow>
                <mrow>
                  <mo fence="true" stretchy="true">|</mo>
                  <mrow>
                    <mrow>
                      <mi>S</mi>
                      <mi>'</mi>
                    </mrow>
                  </mrow>
                  <mo fence="true" stretchy="true">|</mo>
                </mrow>
                <mo stretchy="false">∗</mo>
                <mrow>
                  <mo fence="true" stretchy="true">|</mo>
                  <mrow>
                    <mi>C</mi>
                  </mrow>
                  <mo fence="true" stretchy="true">|</mo>
                </mrow>
                <mo stretchy="false">∗</mo>
                <msub>
                  <mi mathvariant="italic">max</mi>
                  <mrow>
                    <mrow>
                      <mi>i</mi>
                      <mo stretchy="false">=</mo>
                      <mn>1.</mn>
                    </mrow>
                    <mn>.</mn>
                    <mrow>
                      <mo fence="true" stretchy="true">|</mo>
                      <mrow>
                        <mi>C</mi>
                      </mrow>
                      <mo fence="true" stretchy="true">|</mo>
                    </mrow>
                  </mrow>
                </msub>
              </mrow>
              <mrow>
                <mo fence="true" stretchy="false">(</mo>
                <mrow>
                  <mrow>
                    <mo fence="true" stretchy="true">|</mo>
                    <mrow>
                      <msub>
                        <mi>C</mi>
                        <mi>i</mi>
                      </msub>
                    </mrow>
                    <mo fence="true" stretchy="true">|</mo>
                  </mrow>
                </mrow>
                <mo fence="true" stretchy="false">)</mo>
              </mrow>
            </mrow>
          </mrow>
          <mo fence="true" stretchy="false">)</mo>
        </mrow>
        <mo stretchy="false">=</mo>
        <mi>O</mi>
      </mrow>
      <mrow>
        <mrow>
          <mo fence="true" stretchy="false">(</mo>
          <mrow>
            <mrow>
              <mrow>
                <mo fence="true" stretchy="true">|</mo>
                <mrow>
                  <mi>S</mi>
                </mrow>
                <mo fence="true" stretchy="true">|</mo>
              </mrow>
              <mo stretchy="false">∗</mo>
              <mrow>
                <mo fence="true" stretchy="true">|</mo>
                <mrow>
                  <mi>C</mi>
                </mrow>
                <mo fence="true" stretchy="true">|</mo>
              </mrow>
              <mo stretchy="false">∗</mo>
              <mrow>
                <mo fence="true" stretchy="true">|</mo>
                <mrow>
                  <mi>S</mi>
                </mrow>
                <mo fence="true" stretchy="true">|</mo>
              </mrow>
            </mrow>
          </mrow>
          <mo fence="true" stretchy="false">)</mo>
        </mrow>
        <mo stretchy="false">=</mo>
        <mi>O</mi>
      </mrow>
      <mrow>
        <mo fence="true" stretchy="false">(</mo>
        <mrow>
          <mrow>
            <msup>
              <mrow>
                <mo fence="true" stretchy="true">|</mo>
                <mrow>
                  <mi>S</mi>
                </mrow>
                <mo fence="true" stretchy="true">|</mo>
              </mrow>
              <mn>2</mn>
            </msup>
            <mo stretchy="false">∗</mo>
            <mrow>
              <mo fence="true" stretchy="true">|</mo>
              <mrow>
                <mi>C</mi>
              </mrow>
              <mo fence="true" stretchy="true">|</mo>
            </mrow>
          </mrow>
        </mrow>
        <mo fence="true" stretchy="false">)</mo>
      </mrow>
    </mrow>
    <annotation encoding="StarMath 5.0">O( abs{S'} * abs{C} * max_{i=1..abs{C}} (abs{C_i}) ) = O( abs{S} * abs{C} * abs{S} ) = O( {abs{S}}^2 * abs{C})</annotation>
  </semantics>
</math>
</file>

<file path=Object 6/content.xml><?xml version="1.0" encoding="utf-8"?>
<math xmlns="http://www.w3.org/1998/Math/MathML" display="block">
  <semantics>
    <mrow>
      <mi>G</mi>
      <mrow>
        <mi>'</mi>
        <mo stretchy="false">=</mo>
        <mrow>
          <mo fence="true" stretchy="false">(</mo>
          <mrow>
            <mrow>
              <mi>V</mi>
              <mi>'</mi>
              <mi>,</mi>
              <mi>E</mi>
              <mi>'</mi>
            </mrow>
          </mrow>
          <mo fence="true" stretchy="false">)</mo>
        </mrow>
      </mrow>
      <mi>,</mi>
      <mi mathvariant="italic">где</mi>
      <mi>V</mi>
      <mrow>
        <mi>'</mi>
        <mo stretchy="false">⊂</mo>
        <mi>V</mi>
      </mrow>
      <mi>,</mi>
      <mi>E</mi>
      <mrow>
        <mi>'</mi>
        <mo stretchy="false">⊂</mo>
        <mi>E</mi>
      </mrow>
    </mrow>
    <annotation encoding="StarMath 5.0">G'=( V',E' ), где V' subset V, E' subset E</annotation>
  </semantics>
</math>
</file>